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question</text:p>
          </table:table-cell>
          <table:table-cell office:value-type="string" table:style-name="ce2">
            <text:p>answ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number-rows-repeated="10482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meta:initial-creator>Enrico Werkema</meta:initial-creator>
    <dc:creator>Enrico Werkema</dc:creator>
    <meta:creation-date>2016-03-05T13:29:09Z</meta:creation-date>
    <dc:date>2016-04-22T20:59:27Z</dc:date>
    <meta:editing-cycles>3</meta:editing-cycles>
    <meta:editing-duration>PT3152S</meta:editing-duration>
  </office:meta>
</office:document-meta>
</file>